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2025-02-20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1824" calcext:value-type="float">
            <text:p>70.9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2023-01-26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01464" calcext:value-type="float">
            <text:p>68.1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2021-12-09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2020-12-09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6648" calcext:value-type="float">
            <text:p>63.0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2020-01-17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2019-03-28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2019-02-06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2018-11-29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2018-09-26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2018-07-27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2018-06-29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3576" calcext:value-type="float">
            <text:p>59.8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2018-05-31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2018-04-26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2018-03-28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2018-02-21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2017-12-14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0576" calcext:value-type="float">
            <text:p>58.7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2017-11-28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2017-10-23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2017-09-27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2017-08-22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2017-07-1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2017-06-27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2017-05-17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2017-04-25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2017-03-28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2017-02-22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2017-01-25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2016-12-21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9272" calcext:value-type="float">
            <text:p>60.4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2016-11-21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2016-10-28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2016-09-29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2016-08-15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2016-07-25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2016-06-14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9144" calcext:value-type="float">
            <text:p>68.5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2016-02-01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7912" calcext:value-type="float">
            <text:p>68.6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2015-08-24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2014-12-02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4552" calcext:value-type="float">
            <text:p>68.4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2014-09-23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2013-12-04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5112" calcext:value-type="float">
            <text:p>69.0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2012-12-27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7216" calcext:value-type="float">
            <text:p>69.9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2012-01-18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2011-01-04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04" calcext:value-type="float">
            <text:p>64.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2010-01-06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1352" calcext:value-type="float">
            <text:p>65.6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2009-02-24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2008-02-15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2007-02-09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4384" calcext:value-type="float">
            <text:p>60.9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2006-02-02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8504" calcext:value-type="float">
            <text:p>59.6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2005-02-18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6744" calcext:value-type="float">
            <text:p>49.3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2004-02-13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2003-01-08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9912" calcext:value-type="float">
            <text:p>46.5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2002-02-18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1744" calcext:value-type="float">
            <text:p>51.2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2001-03-0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2000-03-0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6776" calcext:value-type="float">
            <text:p>43.5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58095343701</text:p>
          </table:table-cell>
          <table:table-cell office:value-type="string" calcext:value-type="string">
            <text:p>TS-60-36-505</text:p>
          </table:table-cell>
          <table:table-cell office:value-type="string" calcext:value-type="string">
            <text:p>1972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